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TypeDefinition.setClass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TypeDefinition.getExposedClass(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TypeDefini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setAdapterClass( Class adap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getTypeClass(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TypeDefinition.create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innerCreateAndSet( Class newclass ,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TypeDefinition.setAdaptToClass( Class adaptT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extractClassname(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similarDefinition( AntTypeDefinition other , Project pro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TypeDefinition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icreate( Project pro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tTypeDefinition.setRestrict( boolean re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innerGetType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TypeDefinition.isRe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createAndSet( Project project , Class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ntTypeDefinition.sameDefinition( AntTypeDefinition other , Project pro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TypeDefini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ypeDefinition.checkClass( Project pro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tType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